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officeooo:rsid="001b2420" officeooo:paragraph-rsid="001b2420"/>
    </style:style>
    <style:style style:name="P2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officeooo:paragraph-rsid="001b2420"/>
    </style:style>
    <style:style style:name="P3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officeooo:rsid="0020a647" officeooo:paragraph-rsid="0020a647"/>
    </style:style>
    <style:style style:name="P4" style:family="paragraph" style:parent-style-name="Meu_20_estilo_20_1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officeooo:paragraph-rsid="001b2420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4pt" fo:font-weight="bold" officeooo:rsid="001ebf62" officeooo:paragraph-rsid="001ebf62" style:font-size-asian="12.25pt" style:font-weight-asian="bold" style:font-size-complex="14pt" style:font-weight-complex="bold"/>
    </style:style>
    <style:style style:name="T1" style:family="text">
      <style:text-properties officeooo:rsid="0020a6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imeiro Script</text:p>
      <text:p text:style-name="P1"/>
      <text:p text:style-name="P4"/>
      <text:p text:style-name="P2">&lt;!DOCTYPE html&gt;</text:p>
      <text:p text:style-name="P2">&lt;html lang="pt"&gt;</text:p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 Aula 01 &lt;/title&gt;</text:p>
      <text:p text:style-name="P2"><text:s text:c="4"/>&lt;style&gt; →<text:span text:style-name="T1"> CSS</text:span></text:p>
      <text:p text:style-name="P2"><text:s text:c="8"/>body {</text:p>
      <text:p text:style-name="P2"><text:s text:c="12"/>background-color: aliceblue;</text:p>
      <text:p text:style-name="P2"><text:s text:c="12"/>color: darkred;</text:p>
      <text:p text:style-name="P2"><text:s text:c="12"/>font: bold 20pt Arial;</text:p>
      <text:p text:style-name="P2"><text:s text:c="8"/>}</text:p>
      <text:p text:style-name="P2"><text:s text:c="4"/>&lt;/style&gt;</text:p>
      <text:p text:style-name="P2">&lt;/head&gt;</text:p>
      <text:p text:style-name="P2"/>
      <text:p text:style-name="P2">&lt;body&gt;</text:p>
      <text:p text:style-name="P2"><text:s text:c="4"/>&lt;h1&gt;Olá, Mundo!&lt;/h1&gt;</text:p>
      <text:p text:style-name="P2"/>
      <text:p text:style-name="P2"><text:s text:c="4"/>&lt;p&gt;Inserir parágrafo porreiro.&lt;/p&gt;</text:p>
      <text:p text:style-name="P2"/>
      <text:p text:style-name="P2"/>
      <text:p text:style-name="P2"><text:s text:c="4"/>&lt;script&gt; →<text:span text:style-name="T1"> JavaScript</text:span></text:p>
      <text:p text:style-name="P2"><text:s text:c="8"/>window.alert('Olá, Mundo!')</text:p>
      <text:p text:style-name="P2"><text:s text:c="8"/>window.confirm('Por favor deixa-me aceder aos teus dados')</text:p>
      <text:p text:style-name="P2"><text:s text:c="8"/>window.prompt('Como se chama?')</text:p>
      <text:p text:style-name="P2"><text:s text:c="4"/>&lt;/script&gt;</text:p>
      <text:p text:style-name="P2">&lt;/body&gt;</text:p>
      <text:p text:style-name="P2">&lt;/html&gt;</text:p>
      <text:p text:style-name="P2"/>
      <text:p text:style-name="P2"/>
      <text:p text:style-name="P3">Nota: O window.função() é usado em vez de só funcão() para evitar problemas de scope de fun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20:48:10.531000000</meta:creation-date>
    <meta:generator>LibreOffice/6.0.7.3$Windows_X86_64 LibreOffice_project/dc89aa7a9eabfd848af146d5086077aeed2ae4a5</meta:generator>
    <meta:editing-duration>PT1H3M35S</meta:editing-duration>
    <meta:editing-cycles>3</meta:editing-cycles>
    <dc:title>Modelo 1</dc:title>
    <dc:date>2020-04-15T21:51:46.073000000</dc:date>
    <meta:document-statistic meta:table-count="0" meta:image-count="0" meta:object-count="0" meta:page-count="1" meta:paragraph-count="26" meta:word-count="74" meta:character-count="696" meta:non-whitespace-character-count="536"/>
    <meta:template xlink:type="simple" xlink:actuate="onRequest" xlink:title="Modelo 1" xlink:href="../../../../../../AppData/Roaming/LibreOffice/4/user/template/Modelo%201.ott" meta:date="2020-04-15T20:48:10.307000000"/>
  </office:meta>
</office:document-meta>
</file>